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ultDAOImpl.FaultDAOImpl( SessionManager sm , HFaultData fa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ultDAOImpl.getActivi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getExpla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getLin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getDat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